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un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242">
            <text:p>242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320">
            <text:p>320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4">
            <text:p>10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59">
            <text:p>5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77">
            <text:p>17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01">
            <text:p>201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147">
            <text:p>1,147</text:p>
          </table:table-cell>
          <table:table-cell table:style-name="ce23" office:value-type="float" office:value="169">
            <text:p>16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389">
            <text:p>1,389</text:p>
          </table:table-cell>
          <table:table-cell table:style-name="ce23" office:value-type="float" office:value="289">
            <text:p>2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